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style:font-size-asian="18pt" style:font-size-complex="18pt"/>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ylesheet Standards:</text:p>
      <text:p text:style-name="Standard"/>
      <text:p text:style-name="P1">Placement - </text:p>
      <text:p text:style-name="P1"/>
      <text:p text:style-name="Standard"><text:tab/>All stylesheets should be stored under the Content/themes/base directory inside a sub-folder that corresponds to the View and Controller location. <text:s/>They should be named according to the View that they should be incorporated into. <text:s/>An example of this for the Index.cshtml page of the Login section is as follows: </text:p>
      <text:p text:style-name="Standard"><text:tab/>/Content/themes/base/Login/Index.css</text:p>
      <text:p text:style-name="Standard"><text:tab/>This would be stylesheet code for </text:p>
      <text:p text:style-name="Standard"><text:tab/>/Login/Index.cshtml</text:p>
      <text:p text:style-name="Standard">This helps us to maintain a focus on Convention over Configuration. <text:s/>At the moment it is necessary to manually specify the location of the .css file in its related .cshtml file, however the plan for future development is to create an automatic assumption which loads .css files based on Convention. <text:s/>Hence the necessity of following this naming schema. <text:s/>Should the time arise that we create multiple alternate themes beside the base version, then identically named versions containing the theme-specific changes should be created inside of the Content/themes/X directory where X is the name of the new theme.</text:p>
      <text:p text:style-name="Standard"/>
      <text:p text:style-name="Standard">Inline styling should be kept to an absolute minimum with the exception of the "clear:both" descriptor, used to create a DOM element that breaks up a series of floating elements. <text:s/>In the future, this too will be phased out in favor of a better method of handling floating elements and should be used only for preliminary styling.</text:p>
      <text:p text:style-name="Standard"/>
      <text:p text:style-name="Standard">Inclusion of &lt;style&gt; tags in the view is discouraged as it prevents proper application of theming. <text:s/>Please keep all styles in seperate files.</text:p>
      <text:p text:style-name="Standard"/>
      <text:p text:style-name="P1">Naming Conventions - </text:p>
      <text:p text:style-name="P1"><text:span text:style-name="T1"/></text:p>
      <text:p text:style-name="P1"><text:span text:style-name="T1"><text:tab/>All class names are to be in PascalCasing (examples: <text:s/>LeftSide, FriendlyButton, FloatingBox). <text:s/>All ID names are to be in camelCasing (examples: <text:s/>cancelButton, mainMenu, modalBox). <text:s/>This ensures that it is always possible to tell what a designer meant to target if a . or a # is forgotten in the code. <text:s/>It also helps to avoid collisions.</text:span></text:p>
      <text:p text:style-name="P1"><text:span text:style-name="T1"/></text:p>
      <text:p text:style-name="P1">General Design<text:span text:style-name="T1"> </text:span>Guidelines -</text:p>
      <text:p text:style-name="P1"/>
      <text:p text:style-name="P1"><text:tab/><text:span text:style-name="T1">Do not use tables to position elements, tables are only for displaying tabular data.</text:span></text:p>
      <text:p text:style-name="P1"><text:span text:style-name="T1"><text:tab/>Do not use absolute positioning unless it is absolutely necessary (pun intended), use a semi-<text:tab/><text:tab/>liquid design.</text:span></text:p>
      <text:p text:style-name="P1"><text:span text:style-name="T1"><text:tab/>Stick to existing colours if possible and reasonable.</text:span></text:p>
      <text:p text:style-name="P1"><text:span text:style-name="T1"><text:tab/><text:tab/>Examples:</text:span></text:p>
      <text:p text:style-name="P1"><text:span text:style-name="T1"><text:tab/><text:tab/><text:tab/>#323232 is our dark grey</text:span></text:p>
      <text:p text:style-name="P1"><text:span text:style-name="T1"><text:tab/><text:tab/><text:tab/>#666 is our medium grey</text:span></text:p>
      <text:p text:style-name="P1"><text:span text:style-name="T1"><text:tab/><text:tab/><text:tab/>#D1A127 is our goldenrod</text:span></text:p>
      <text:p text:style-name="P1"><text:span text:style-name="T1"><text:tab/><text:tab/><text:tab/>#C19117 is our dark-goldenrod</text:span></text:p>
      <text:p text:style-name="P1"><text:span text:style-name="T1"><text:tab/>Try to use global classes over local classes if possible. <text:s/>DRY.</text:span></text:p>
      <text:p text:style-name="P1"><text:span text:style-name="T1"><text:tab/>Use Pts or Em to size fonts, do not use Px.</text:span></text:p>
      <text:p text:style-name="P1"><text:span text:style-name="T1"><text:tab/>Do not use custom fonts, stick with the global font unless necessary.</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40M27S</meta:editing-duration>
    <meta:editing-cycles>7</meta:editing-cycles>
    <meta:generator>OpenOffice.org/3.4.1$Win32 OpenOffice.org_project/341m1$Build-9593</meta:generator>
    <dc:date>2013-02-12T08:36:42.04</dc:date>
    <meta:document-statistic meta:table-count="0" meta:image-count="0" meta:object-count="0" meta:page-count="1" meta:paragraph-count="23" meta:word-count="393" meta:character-count="2451"/>
    <meta:user-defined meta:name="Info 1"/>
    <meta:user-defined meta:name="Info 2"/>
    <meta:user-defined meta:name="Info 3"/>
    <meta:user-defined meta:name="Info 4"/>
  </office:meta>
</office:document-meta>
</file>